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tyle="italic" fo:font-weight="normal" style:font-style-asian="italic" style:font-weight-asian="normal" style:font-style-complex="italic" style:font-weight-complex="normal"/>
    </style:style>
    <style:style style:name="P2" style:family="paragraph" style:parent-style-name="Standard" style:list-style-name="L1">
      <style:text-properties style:font-name="Liberation Mono" fo:font-size="18pt" fo:font-style="italic" fo:font-weight="normal" officeooo:rsid="00031881" officeooo:paragraph-rsid="00031881" style:font-size-asian="15.75pt" style:font-style-asian="italic" style:font-weight-asian="normal" style:font-size-complex="18pt" style:font-style-complex="italic" style:font-weight-complex="normal"/>
    </style:style>
    <style:style style:name="P3" style:family="paragraph" style:parent-style-name="Standard" style:list-style-name="L1">
      <style:text-properties style:font-name="Liberation Mono" fo:font-size="18pt" fo:font-style="italic" fo:font-weight="bold" officeooo:rsid="00031881" officeooo:paragraph-rsid="00031881" style:font-size-asian="15.75pt" style:font-style-asian="italic" style:font-weight-asian="bold" style:font-size-complex="18pt" style:font-style-complex="italic" style:font-weight-complex="bold"/>
    </style:style>
    <style:style style:name="P4" style:family="paragraph" style:parent-style-name="Standard" style:list-style-name="L1">
      <style:text-properties style:font-name="Liberation Mono" fo:font-size="18pt" fo:font-style="italic" fo:font-weight="normal" officeooo:rsid="000495e3" officeooo:paragraph-rsid="000495e3" style:font-size-asian="15.75pt" style:font-style-asian="italic" style:font-weight-asian="normal" style:font-size-complex="18pt" style:font-style-complex="italic" style:font-weight-complex="normal"/>
    </style:style>
    <style:style style:name="P5" style:family="paragraph" style:parent-style-name="Standard" style:list-style-name="L1">
      <style:text-properties officeooo:rsid="00067d55" officeooo:paragraph-rsid="00067d55"/>
    </style:style>
    <style:style style:name="P6" style:family="paragraph" style:parent-style-name="Standard" style:list-style-name="L1">
      <style:text-properties style:font-name="Liberation Mono" fo:font-size="18pt" fo:font-style="italic" fo:font-weight="normal" officeooo:rsid="00067d55" officeooo:paragraph-rsid="00067d55" style:font-size-asian="15.75pt" style:font-style-asian="italic" style:font-weight-asian="normal" style:font-size-complex="18pt" style:font-style-complex="italic" style:font-weight-complex="normal"/>
    </style:style>
    <style:style style:name="P7" style:family="paragraph" style:parent-style-name="Standard" style:list-style-name="L1">
      <style:text-properties style:font-name="Liberation Mono" fo:font-size="18pt" fo:font-style="italic" fo:font-weight="normal" officeooo:rsid="0007de45" officeooo:paragraph-rsid="0007de45" style:font-size-asian="15.75pt" style:font-style-asian="italic" style:font-weight-asian="normal" style:font-size-complex="18pt" style:font-style-complex="italic" style:font-weight-complex="normal"/>
    </style:style>
    <style:style style:name="P8" style:family="paragraph" style:parent-style-name="Standard" style:list-style-name="L1">
      <style:text-properties officeooo:rsid="0007de45" officeooo:paragraph-rsid="0007de45"/>
    </style:style>
    <style:style style:name="P9" style:family="paragraph" style:parent-style-name="Standard" style:list-style-name="L1">
      <style:text-properties style:font-name="Liberation Mono" fo:font-size="18pt" fo:font-style="italic" fo:font-weight="normal" officeooo:rsid="0007d626" officeooo:paragraph-rsid="0007d626" style:font-size-asian="15.75pt" style:font-style-asian="italic" style:font-weight-asian="normal" style:font-size-complex="18pt" style:font-style-complex="italic" style:font-weight-complex="normal"/>
    </style:style>
    <style:style style:name="P10" style:family="paragraph" style:parent-style-name="Standard" style:list-style-name="L1">
      <style:text-properties style:font-name="Liberation Mono" fo:font-size="18pt" fo:font-style="italic" fo:font-weight="normal" officeooo:rsid="000a63fb" officeooo:paragraph-rsid="000a63fb" style:font-size-asian="15.75pt" style:font-style-asian="italic" style:font-weight-asian="normal" style:font-size-complex="18pt" style:font-style-complex="italic" style:font-weight-complex="normal"/>
    </style:style>
    <style:style style:name="P11" style:family="paragraph" style:parent-style-name="Standard">
      <style:text-properties style:font-name="Liberation Mono" fo:font-size="18pt" fo:font-style="italic" fo:font-weight="normal" officeooo:rsid="000a63fb" officeooo:paragraph-rsid="000a63fb" style:font-size-asian="15.75pt" style:font-style-asian="italic" style:font-weight-asian="normal" style:font-size-complex="18pt" style:font-style-complex="italic" style:font-weight-complex="normal"/>
    </style:style>
    <style:style style:name="P12" style:family="paragraph" style:parent-style-name="Standard" style:list-style-name="L1">
      <style:text-properties style:font-name="Liberation Mono" fo:font-size="18pt" fo:font-style="italic" fo:font-weight="normal" officeooo:rsid="000cb619" officeooo:paragraph-rsid="000cb619" style:font-size-asian="15.75pt" style:font-style-asian="italic" style:font-weight-asian="normal" style:font-size-complex="18pt" style:font-style-complex="italic" style:font-weight-complex="normal"/>
    </style:style>
    <style:style style:name="P13" style:family="paragraph" style:parent-style-name="Standard">
      <style:text-properties style:font-name="Liberation Mono" fo:font-size="18pt" fo:font-style="italic" fo:font-weight="normal" officeooo:rsid="000cb619" officeooo:paragraph-rsid="000cb619" style:font-size-asian="15.75pt" style:font-style-asian="italic" style:font-weight-asian="normal" style:font-size-complex="18pt" style:font-style-complex="italic" style:font-weight-complex="normal"/>
    </style:style>
    <style:style style:name="P14" style:family="paragraph" style:parent-style-name="Standard" style:list-style-name="L1">
      <style:text-properties style:font-name="Liberation Mono" fo:font-size="18pt" fo:font-style="italic" fo:font-weight="normal" officeooo:rsid="000db5f1" officeooo:paragraph-rsid="000db5f1" style:font-size-asian="15.75pt" style:font-style-asian="italic" style:font-weight-asian="normal" style:font-size-complex="18pt" style:font-style-complex="italic" style:font-weight-complex="normal"/>
    </style:style>
    <style:style style:name="P15" style:family="paragraph" style:parent-style-name="Standard" style:list-style-name="L1">
      <style:text-properties style:font-name="Liberation Mono" fo:font-size="18pt" fo:font-style="italic" fo:font-weight="normal" officeooo:rsid="0010b21d" officeooo:paragraph-rsid="0010b21d" style:font-size-asian="15.75pt" style:font-style-asian="italic" style:font-weight-asian="normal" style:font-size-complex="18pt" style:font-style-complex="italic" style:font-weight-complex="normal"/>
    </style:style>
    <style:style style:name="P16" style:family="paragraph" style:parent-style-name="Standard" style:list-style-name="L1">
      <style:text-properties style:font-name="Liberation Mono" fo:font-size="18pt" fo:font-style="italic" fo:font-weight="normal" officeooo:rsid="00123ed2" officeooo:paragraph-rsid="00123ed2" style:font-size-asian="15.75pt" style:font-style-asian="italic" style:font-weight-asian="normal" style:font-size-complex="18pt" style:font-style-complex="italic" style:font-weight-complex="normal"/>
    </style:style>
    <style:style style:name="P17" style:family="paragraph" style:parent-style-name="Standard">
      <style:text-properties style:font-name="Liberation Mono" fo:font-size="18pt" fo:font-style="italic" fo:font-weight="normal" officeooo:rsid="00123ed2" officeooo:paragraph-rsid="00123ed2" style:font-size-asian="15.75pt" style:font-style-asian="italic" style:font-weight-asian="normal" style:font-size-complex="18pt" style:font-style-complex="italic" style:font-weight-complex="normal"/>
    </style:style>
    <style:style style:name="P18" style:family="paragraph" style:parent-style-name="Standard" style:list-style-name="L1">
      <style:text-properties style:font-name="Liberation Mono" fo:font-size="18pt" fo:font-style="italic" fo:font-weight="normal" officeooo:rsid="00142464" officeooo:paragraph-rsid="00142464" style:font-size-asian="15.75pt" style:font-style-asian="italic" style:font-weight-asian="normal" style:font-size-complex="18pt" style:font-style-complex="italic" style:font-weight-complex="normal"/>
    </style:style>
    <style:style style:name="P19" style:family="paragraph" style:parent-style-name="Standard" style:list-style-name="L1">
      <style:text-properties style:font-name="Liberation Mono" fo:font-size="18pt" fo:font-style="italic" fo:font-weight="normal" officeooo:rsid="0015c31c" officeooo:paragraph-rsid="0015c31c" style:font-size-asian="15.75pt" style:font-style-asian="italic" style:font-weight-asian="normal" style:font-size-complex="18pt" style:font-style-complex="italic" style:font-weight-complex="normal"/>
    </style:style>
    <style:style style:name="P20" style:family="paragraph" style:parent-style-name="Standard">
      <style:text-properties style:font-name="Liberation Mono" fo:font-size="18pt" fo:font-style="italic" fo:font-weight="normal" officeooo:rsid="00142464" officeooo:paragraph-rsid="00142464" style:font-size-asian="15.75pt" style:font-style-asian="italic" style:font-weight-asian="normal" style:font-size-complex="18pt" style:font-style-complex="italic" style:font-weight-complex="normal"/>
    </style:style>
    <style:style style:name="P21" style:family="paragraph" style:parent-style-name="Standard" style:list-style-name="L1">
      <style:text-properties style:font-name="Liberation Mono" fo:font-size="18pt" fo:font-style="italic" fo:font-weight="normal" officeooo:rsid="0015c846" officeooo:paragraph-rsid="0015c846" style:font-size-asian="15.75pt" style:font-style-asian="italic" style:font-weight-asian="normal" style:font-size-complex="18pt" style:font-style-complex="italic" style:font-weight-complex="normal"/>
    </style:style>
    <style:style style:name="P22" style:family="paragraph" style:parent-style-name="Standard">
      <style:text-properties style:font-name="Liberation Mono" fo:font-size="18pt" fo:font-style="italic" fo:font-weight="normal" officeooo:rsid="0015c846" officeooo:paragraph-rsid="0015c846" style:font-size-asian="15.75pt" style:font-style-asian="italic" style:font-weight-asian="normal" style:font-size-complex="18pt" style:font-style-complex="italic" style:font-weight-complex="normal"/>
    </style:style>
    <style:style style:name="P23" style:family="paragraph" style:parent-style-name="Standard" style:list-style-name="L1">
      <style:text-properties style:font-name="Liberation Mono" fo:font-size="18pt" fo:font-style="italic" fo:font-weight="normal" officeooo:rsid="00182ad8" officeooo:paragraph-rsid="00182ad8" style:font-size-asian="15.75pt" style:font-style-asian="italic" style:font-weight-asian="normal" style:font-size-complex="18pt" style:font-style-complex="italic" style:font-weight-complex="normal"/>
    </style:style>
    <style:style style:name="P24" style:family="paragraph" style:parent-style-name="Standard" style:list-style-name="L1">
      <style:text-properties officeooo:paragraph-rsid="001886c6"/>
    </style:style>
    <style:style style:name="P25" style:family="paragraph" style:parent-style-name="Standard">
      <style:text-properties officeooo:paragraph-rsid="001886c6"/>
    </style:style>
    <style:style style:name="P26" style:family="paragraph" style:parent-style-name="Standard" style:list-style-name="L1">
      <style:text-properties officeooo:rsid="001e1a86" officeooo:paragraph-rsid="001e1a86"/>
    </style:style>
    <style:style style:name="P27" style:family="paragraph" style:parent-style-name="Standard">
      <style:text-properties officeooo:rsid="001e1a86" officeooo:paragraph-rsid="001e1a86"/>
    </style:style>
    <style:style style:name="P28" style:family="paragraph" style:parent-style-name="Standard" style:list-style-name="L1">
      <style:text-properties officeooo:rsid="001ebf38" officeooo:paragraph-rsid="001ebf38"/>
    </style:style>
    <style:style style:name="P29" style:family="paragraph" style:parent-style-name="Standard">
      <style:text-properties officeooo:rsid="001ebf38" officeooo:paragraph-rsid="001ebf38"/>
    </style:style>
    <style:style style:name="P30" style:family="paragraph" style:parent-style-name="Standard" style:list-style-name="L1">
      <style:text-properties officeooo:rsid="001fea4a" officeooo:paragraph-rsid="001fea4a"/>
    </style:style>
    <style:style style:name="P31" style:family="paragraph" style:parent-style-name="Standard">
      <style:text-properties officeooo:rsid="001fea4a" officeooo:paragraph-rsid="001fea4a"/>
    </style:style>
    <style:style style:name="P32" style:family="paragraph" style:parent-style-name="Standard" style:list-style-name="L1">
      <style:text-properties officeooo:rsid="0020cd76" officeooo:paragraph-rsid="0020cd76"/>
    </style:style>
    <style:style style:name="P33" style:family="paragraph" style:parent-style-name="Standard" style:list-style-name="L1">
      <style:text-properties officeooo:rsid="00182ad8" officeooo:paragraph-rsid="00182ad8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officeooo:rsid="000495e3"/>
    </style:style>
    <style:style style:name="T4" style:family="text">
      <style:text-properties style:font-name="Liberation Mono" fo:font-size="18pt" fo:font-style="italic" fo:font-weight="normal" officeooo:rsid="000495e3" style:font-size-asian="15.75pt" style:font-style-asian="italic" style:font-weight-asian="normal" style:font-size-complex="18pt" style:font-style-complex="italic" style:font-weight-complex="normal"/>
    </style:style>
    <style:style style:name="T5" style:family="text">
      <style:text-properties style:font-name="Liberation Mono" fo:font-size="18pt" fo:font-style="italic" fo:font-weight="normal" style:font-size-asian="15.75pt" style:font-style-asian="italic" style:font-weight-asian="normal" style:font-size-complex="18pt" style:font-style-complex="italic" style:font-weight-complex="normal"/>
    </style:style>
    <style:style style:name="T6" style:family="text">
      <style:text-properties style:font-name="Liberation Mono" fo:font-size="18pt" fo:font-style="italic" fo:font-weight="normal" officeooo:rsid="0007de45" style:font-size-asian="15.75pt" style:font-style-asian="italic" style:font-weight-asian="normal" style:font-size-complex="18pt" style:font-style-complex="italic" style:font-weight-complex="normal"/>
    </style:style>
    <style:style style:name="T7" style:family="text">
      <style:text-properties officeooo:rsid="000db5f1"/>
    </style:style>
    <style:style style:name="T8" style:family="text">
      <style:text-properties officeooo:rsid="000bf96f"/>
    </style:style>
    <style:style style:name="T9" style:family="text">
      <style:text-properties officeooo:rsid="0010b21d"/>
    </style:style>
    <style:style style:name="T10" style:family="text">
      <style:text-properties officeooo:rsid="00142464"/>
    </style:style>
    <style:style style:name="T11" style:family="text">
      <style:text-properties officeooo:rsid="0015c31c"/>
    </style:style>
    <style:style style:name="T12" style:family="text">
      <style:text-properties officeooo:rsid="001e1a86"/>
    </style:style>
    <style:style style:name="T13" style:family="text">
      <style:text-properties officeooo:rsid="0016a43b"/>
    </style:style>
    <style:style style:name="T14" style:family="text">
      <style:text-properties officeooo:rsid="00182ad8"/>
    </style:style>
    <style:style style:name="T15" style:family="text">
      <style:text-properties officeooo:rsid="001886c6"/>
    </style:style>
    <style:style style:name="T16" style:family="text">
      <style:text-properties officeooo:rsid="001a358f"/>
    </style:style>
    <style:style style:name="T17" style:family="text">
      <style:text-properties officeooo:rsid="001b6280"/>
    </style:style>
    <style:style style:name="T18" style:family="text">
      <style:text-properties style:font-name="Liberation Mono" fo:font-size="18pt" fo:font-style="italic" fo:font-weight="normal" officeooo:rsid="001886c6" style:font-size-asian="15.75pt" style:font-style-asian="italic" style:font-weight-asian="normal" style:font-size-complex="18pt" style:font-style-complex="italic" style:font-weight-complex="normal"/>
    </style:style>
    <style:style style:name="T19" style:family="text">
      <style:text-properties style:font-name="Liberation Mono" fo:font-size="18pt" fo:font-style="italic" fo:font-weight="normal" officeooo:rsid="00190248" style:font-size-asian="15.75pt" style:font-style-asian="italic" style:font-weight-asian="normal" style:font-size-complex="18pt" style:font-style-complex="italic" style:font-weight-complex="normal"/>
    </style:style>
    <style:style style:name="T20" style:family="text">
      <style:text-properties style:font-name="Liberation Mono" fo:font-size="18pt" fo:font-style="italic" fo:font-weight="normal" officeooo:rsid="001a358f" style:font-size-asian="15.75pt" style:font-style-asian="italic" style:font-weight-asian="normal" style:font-size-complex="18pt" style:font-style-complex="italic" style:font-weight-complex="normal"/>
    </style:style>
    <style:style style:name="T21" style:family="text">
      <style:text-properties style:font-name="Liberation Mono" fo:font-size="18pt" fo:font-style="italic" fo:font-weight="normal" officeooo:rsid="001ebf38" style:font-size-asian="15.75pt" style:font-style-asian="italic" style:font-weight-asian="normal" style:font-size-complex="18pt" style:font-style-complex="italic" style:font-weight-complex="normal"/>
    </style:style>
    <style:style style:name="T22" style:family="text">
      <style:text-properties style:font-name="Liberation Mono" fo:font-size="18pt" fo:font-style="italic" fo:font-weight="normal" officeooo:rsid="00228fa1" style:font-size-asian="15.75pt" style:font-style-asian="italic" style:font-weight-asian="normal" style:font-size-complex="18pt" style:font-style-complex="italic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list text:style-name="L1">
        <text:list-item>
          <text:p text:style-name="P2">Computer is an electronics device developed by Charles Babbage near 19<text:span text:style-name="T1">th</text:span><text:span text:style-name="T2"> century.</text:span></text:p>
          <text:p text:style-name="P2">It takes input data from input device, stores(not-always) and processes it and produce output.</text:p>
          <text:p text:style-name="P2">It has 2 components:</text:p>
          <text:p text:style-name="P2">1.Hardware</text:p>
          <text:p text:style-name="P2">2.Software – applications and OS</text:p>
          <text:p text:style-name="P2">Its main characteristics are speed, accuracy, storage, <text:span text:style-name="T3">diligence,</text:span> <text:span text:style-name="T3">versatility, automation.</text:span></text:p>
          <text:p text:style-name="P3"/>
        </text:list-item>
        <text:list-item>
          <text:p text:style-name="P4">The word “computer” is derived from latin word “computare” whose meaning is “to calculate/sum”.</text:p>
          <text:p text:style-name="P4"/>
        </text:list-item>
        <text:list-item>
          <text:p text:style-name="P4">“Common Operating Machine Purposely Used for Technological and Educational Research” is actually a backronym of computer.</text:p>
          <text:p text:style-name="P5"><text:span text:style-name="T4"/></text:p>
        </text:list-item>
        <text:list-item>
          <text:p text:style-name="P5"><text:span text:style-name="T4">C</text:span><text:span text:style-name="T5">PU </text:span><text:span text:style-name="T6">mainly </text:span><text:span text:style-name="T5">consists of:</text:span></text:p>
          <text:p text:style-name="P6">1.ALU(<text:span text:style-name="T7">A</text:span>rithmetic-<text:span text:style-name="T7">L</text:span>ogic-<text:span text:style-name="T7">U</text:span>nit) – it is the computational engine of CPU used for arithmetic and logical operations.</text:p>
          <text:p text:style-name="P6">2.CU(<text:span text:style-name="T7">C</text:span>ontrol-<text:span text:style-name="T7">U</text:span>nit) – it is the brain of CPU, directing and coordinating operations of other components.</text:p>
          <text:p text:style-name="P6">3.Registers – small high-speed storage locations that hold active data.</text:p>
          <text:p text:style-name="P7"/>
        </text:list-item>
        <text:list-item>
          <text:p text:style-name="P8"><text:soft-page-break/><text:span text:style-name="T5">Major memory types are Primary,Secondary and Cache.</text:span></text:p>
          <text:p text:style-name="P7">1.Primary(Main) consist of RAM and ROM.</text:p>
          <text:p text:style-name="P7">2.Secondary(Storage) whose famous examples are HDD, SDD, optical discs(CD/DVD), USB, etc.</text:p>
          <text:p text:style-name="P7">3.Cache is a small, fast memory that stores frequently used data and instructions.Its divided into L1,L2 and L3 among which L1 is smallest and fastest.</text:p>
          <text:p text:style-name="P9"><text:s/></text:p>
        </text:list-item>
        <text:list-item>
          <text:p text:style-name="P10">Generations of Computer:</text:p>
          <text:p text:style-name="P10">1.First<text:span text:style-name="T2">(1940s-1950s) – Vaccum-Tube</text:span></text:p>
          <text:p text:style-name="P10">2.Second(1950s-1960s) - Transistor</text:p>
          <text:p text:style-name="P10">3.Third(1960s-1970s) – Integrated Circuits<text:span text:style-name="T8">(IC)</text:span></text:p>
          <text:p text:style-name="P10">4.Fourth(1970s-1980s) – <text:span text:style-name="T8">Large-Scale IC</text:span> </text:p>
          <text:p text:style-name="P10">5.Fifth(till present) – <text:span text:style-name="T8">Ultra-Scale IC &amp; AI</text:span></text:p>
        </text:list-item>
      </text:list>
      <text:p text:style-name="P11"/>
      <text:list text:continue-numbering="true" text:style-name="L1">
        <text:list-item>
          <text:p text:style-name="P12">RAM(Random-Access-Memory):</text:p>
          <text:p text:style-name="P12">- It is present in motherboard and is a volatile memory that means it stores only data that is currently is in process and erases it after power supply cut.</text:p>
          <text:p text:style-name="P12">- It is also known as read-write-memory and direct-access-memory.CPU can directly access data from RAM.</text:p>
          <text:p text:style-name="P12">1.SRAM(Static):</text:p>
          <text:p text:style-name="P12"><text:s text:c="2"/>- used for cache memory</text:p>
          <text:p text:style-name="P12"><text:s text:c="2"/>- data primarily remains in SRAM</text:p>
          <text:p text:style-name="P12">2.DRAM(Dynamic):</text:p>
          <text:p text:style-name="P12"><text:soft-page-break/><text:s text:c="2"/>- data transfers to it when refreshed frequently.</text:p>
        </text:list-item>
      </text:list>
      <text:p text:style-name="P13"/>
      <text:list text:continue-numbering="true" text:style-name="L1">
        <text:list-item>
          <text:p text:style-name="P14">ROM(Read-Only-Memory):</text:p>
          <text:p text:style-name="P14">- It is non-volatile and is generally used for storing <text:span text:style-name="T9">firmware which includes BIOS</text:span>(Basic-I/O-System<text:span text:style-name="T9">)</text:span> and boot instructions.</text:p>
          <text:p text:style-name="P14">- <text:span text:style-name="T9">Generally it is not possible to make changes in ROM.</text:span></text:p>
          <text:p text:style-name="P15">1.Mask ROM – most basic type where data cannot be changed.</text:p>
          <text:p text:style-name="P15">2.Programmable ROM – can be programmed once by user using special devices.</text:p>
          <text:p text:style-name="P15">3.Erasable PROM – erasable by UV lights.</text:p>
          <text:p text:style-name="P16">4.Electrically EPROM – erasable by electrical signals.</text:p>
        </text:list-item>
      </text:list>
      <text:p text:style-name="P17"/>
      <text:list text:continue-numbering="true" text:style-name="L1">
        <text:list-item>
          <text:p text:style-name="P16">Flash memory – It is a type of EEPROM allowing faster and flexible changes, commonly used in modern storage devices like SSDs and USBs.</text:p>
        </text:list-item>
      </text:list>
      <text:p text:style-name="P17"/>
      <text:list text:continue-numbering="true" text:style-name="L1">
        <text:list-item>
          <text:p text:style-name="P16">Digital System</text:p>
          <text:p text:style-name="P16">- It uses logic circuits and is highly flexible with power consumption being low.</text:p>
          <text:p text:style-name="P16">- It is costlier but provides high quality data transmission.</text:p>
          <text:p text:style-name="P16">- It uses binary language <text:span text:style-name="T10">whose unit is bit</text:span> i.e.,0(low volt) &amp; 1(high volt).</text:p>
          <text:p text:style-name="P16">- <text:span text:style-name="T11">Data input is not continuous.</text:span></text:p>
        </text:list-item>
        <text:list-item>
          <text:p text:style-name="P18">Byte – octate of bits</text:p>
          <text:p text:style-name="P18"/>
        </text:list-item>
        <text:list-item>
          <text:p text:style-name="P16"><text:soft-page-break/>Analog System</text:p>
          <text:p text:style-name="P16">- It uses electrical circuits and is cheaper but has high power consumption with low data transmission quality and less flexibility.</text:p>
          <text:p text:style-name="P19">- Its data input is in continuous form and output is shown generally via graphs.</text:p>
        </text:list-item>
      </text:list>
      <text:p text:style-name="P17"/>
      <text:list text:continue-numbering="true" text:style-name="L1">
        <text:list-item>
          <text:p text:style-name="P18">Logic Levels &amp; Pulse Wave Forms:</text:p>
          <text:p text:style-name="P18">- If high voltage represents 1(binary) and low represents 0(binary) then it is Positive logic system otherwise it is negative.</text:p>
          <text:p text:style-name="P18">- Digital circuits are designed to respond to range of input values and circuit gives same response regardless of exact value.</text:p>
          <text:p text:style-name="P18">- <text:span text:style-name="T11">Pulse is generated via drastic changes in voltage values such as low voltage to high voltage and vice-versa.</text:span></text:p>
          <text:p text:style-name="P18">- <text:span text:style-name="T12">low to high is postive pulse and high to low is negative.</text:span></text:p>
          <text:p text:style-name="P18">- <text:span text:style-name="T11">Digital waveforms are made up of series of pulses.</text:span></text:p>
        </text:list-item>
      </text:list>
      <text:p text:style-name="P20"/>
      <text:list text:continue-numbering="true" text:style-name="L1">
        <text:list-item>
          <text:p text:style-name="P21">Computer type based on Mechanism:</text:p>
          <text:p text:style-name="P21">1.Analog – uses analog system</text:p>
          <text:p text:style-name="P21">2.Digital – uses digital system</text:p>
          <text:p text:style-name="P21">3.Hybrid – used both</text:p>
        </text:list-item>
      </text:list>
      <text:p text:style-name="P22"/>
      <text:list text:continue-numbering="true" text:style-name="L1">
        <text:list-item>
          <text:p text:style-name="P21">Computer type based on Purpose:</text:p>
          <text:p text:style-name="P21">1.Special – designed for specific tasks, although not flexible but can work efficiently.</text:p>
          <text:p text:style-name="P21"><text:soft-page-break/>2.General – It is flexible but less efficient than Special purpose computer.</text:p>
        </text:list-item>
      </text:list>
      <text:p text:style-name="P22"/>
      <text:list text:continue-numbering="true" text:style-name="L1">
        <text:list-item>
          <text:p text:style-name="P21">Computer type based on Size:</text:p>
          <text:p text:style-name="P21">1.<text:span text:style-name="T13">Super – not portable and is very expensive but very fast(runs at 10 million instructions per second.Ex.Cray and CDC Cyber.</text:span><text:span text:style-name="T14">It is used for complex calculations.</text:span></text:p>
          <text:p text:style-name="P23">2.Mainframe – same as super computer except for its use that is massive data handling.</text:p>
          <text:p text:style-name="P23">3.<text:span text:style-name="T15">Mini – general use computer more powerful than micro but less powerful than micro.</text:span><text:span text:style-name="T16">ex.mid-range servers &amp; </text:span><text:span text:style-name="T17">high-performance </text:span><text:span text:style-name="T16">computing cluster</text:span></text:p>
          <text:p text:style-name="P24"><text:span text:style-name="T18">4.Micro</text:span></text:p>
        </text:list-item>
      </text:list>
      <text:p text:style-name="P25"><text:span text:style-name="T19"/></text:p>
      <text:list text:continue-numbering="true" text:style-name="L1">
        <text:list-item>
          <text:p text:style-name="P26"><text:span text:style-name="T19">M</text:span><text:span text:style-name="T5">icro - </text:span><text:span text:style-name="T19">cheaper than mini </text:span><text:span text:style-name="T20">but </text:span><text:span text:style-name="T19">less storage capacity than mini.</text:span></text:p>
          <text:p text:style-name="P26"><text:span text:style-name="T19">1.</text:span><text:span text:style-name="T5">Desktop – more hardware flexibility compared to laptop and a bit more powerful but portability might be a bit less than that of laptop and palmtop.</text:span></text:p>
          <text:p text:style-name="P26"><text:span text:style-name="T5">2.Laptop – highly portable.</text:span></text:p>
          <text:p text:style-name="P26"><text:span text:style-name="T5">3.Palmtop – very small size but provides limited functions due to this.</text:span><text:span text:style-name="T21">Some of the functions were phonebook, calender, to-do-list and some basic calculations.</text:span></text:p>
        </text:list-item>
      </text:list>
      <text:p text:style-name="P27"><text:span text:style-name="T21"/></text:p>
      <text:list text:continue-numbering="true" text:style-name="L1">
        <text:list-item>
          <text:p text:style-name="P28"><text:span text:style-name="T5">Workstation</text:span></text:p>
          <text:p text:style-name="P28"><text:span text:style-name="T5">-It is a single user computer with powerful processor, high quality monitor and large storage as compared to micro and </text:span><text:soft-page-break/><text:span text:style-name="T5">is generally used for developing softwares/complex designs/animations.</text:span></text:p>
        </text:list-item>
      </text:list>
      <text:p text:style-name="P29"><text:span text:style-name="T5"/></text:p>
      <text:list text:continue-numbering="true" text:style-name="L1">
        <text:list-item>
          <text:p text:style-name="P30"><text:span text:style-name="T5">ECC(error correcting code) – can detect and fix memory errors before it affects system performance.</text:span></text:p>
        </text:list-item>
      </text:list>
      <text:p text:style-name="P31"><text:span text:style-name="T5"/></text:p>
      <text:list text:continue-numbering="true" text:style-name="L1">
        <text:list-item>
          <text:p text:style-name="P30"><text:span text:style-name="T5">RAID(redundant array of independent disks) - organises multiple hard drives to act as a single storage unit.</text:span></text:p>
        </text:list-item>
      </text:list>
      <text:p text:style-name="P31"><text:span text:style-name="T5"/></text:p>
      <text:list text:continue-numbering="true" text:style-name="L1">
        <text:list-item>
          <text:p text:style-name="P30"><text:span text:style-name="T5">SSD </text:span></text:p>
          <text:p text:style-name="P30"><text:span text:style-name="T5">– uses integrated circuits to store data</text:span></text:p>
          <text:p text:style-name="P30"><text:span text:style-name="T5">- faster due to lack of moving parts</text:span></text:p>
          <text:p text:style-name="P30"><text:span text:style-name="T5">- more resistant to shocks and consumes less power.</text:span></text:p>
        </text:list-item>
        <text:list-item>
          <text:p text:style-name="P30"><text:span text:style-name="T5">HDD</text:span></text:p>
          <text:p text:style-name="P30"><text:span text:style-name="T5">- uses spinning disks and moving read/write heads.</text:span></text:p>
          <text:p text:style-name="P30"><text:span text:style-name="T5">-slower than SDD, less shock resistant &amp; more power consumption.</text:span></text:p>
        </text:list-item>
      </text:list>
      <text:p text:style-name="P31"><text:span text:style-name="T5"/></text:p>
      <text:list text:continue-numbering="true" text:style-name="L1">
        <text:list-item>
          <text:p text:style-name="P32"><text:span text:style-name="T5">Operating System: It is a software that manages computer`s all resources and acts as intermediary b/w user &amp; computer hardware.</text:span></text:p>
          <text:p text:style-name="P32"><text:span text:style-name="T5"><text:s/>Its advantages are UI(user interface), Resource management ensuring no conflicts(both hardware and software), multitasking.</text:span></text:p>
          <text:p text:style-name="P32"><text:span text:style-name="T5"><text:s/></text:span><text:span text:style-name="T22">If OS is corrupt then whole system won`t work.</text:span></text:p>
          <text:p text:style-name="P32"><text:span text:style-name="T22"/></text:p>
        </text:list-item>
        <text:list-item>
          <text:p text:style-name="P32"><text:soft-page-break/><text:span text:style-name="T5"/></text:p>
          <text:p text:style-name="P33"/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Liberation Sans1" style:font-size-asian="10.5pt" style:language-asian="zh" style:country-asian="CN" style:font-name-complex="Liberation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Liberation Sans1" style:font-size-asian="10.5pt" style:language-asian="zh" style:country-asian="CN" style:font-name-complex="Liberation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Liberation Sans1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1T17:03:29.259769494</meta:creation-date>
    <dc:date>2025-08-15T18:57:48.431066766</dc:date>
    <meta:editing-duration>PT39M15S</meta:editing-duration>
    <meta:editing-cycles>11</meta:editing-cycles>
    <meta:generator>LibreOffice/24.8.7.2$Linux_X86_64 LibreOffice_project/480$Build-2</meta:generator>
    <meta:document-statistic meta:table-count="0" meta:image-count="0" meta:object-count="0" meta:page-count="7" meta:paragraph-count="92" meta:word-count="918" meta:character-count="5575" meta:non-whitespace-character-count="4794"/>
  </office:meta>
</office:document-meta>
</file>